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NodeListImpl.nextMatchingElementAfter( Node curr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ameNodeListImpl.NameNodeListImpl( NodeImpl rootNode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